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va Square" fo:font-size="16pt" officeooo:rsid="0016aa5f" officeooo:paragraph-rsid="0016aa5f" style:font-size-asian="14pt" style:font-size-complex="16pt"/>
    </style:style>
    <style:style style:name="P2" style:family="paragraph" style:parent-style-name="Standard">
      <style:text-properties style:font-name="Nova Square" fo:font-size="16pt" officeooo:rsid="00173806" officeooo:paragraph-rsid="00173806" style:font-size-asian="14pt" style:font-size-complex="16pt"/>
    </style:style>
    <style:style style:name="P3" style:family="paragraph" style:parent-style-name="Standard">
      <style:text-properties style:font-name="Nova Square" fo:font-size="16pt" officeooo:rsid="0019655c" officeooo:paragraph-rsid="0019655c" style:font-size-asian="14pt" style:font-size-complex="16pt"/>
    </style:style>
    <style:style style:name="P4" style:family="paragraph" style:parent-style-name="Standard">
      <style:text-properties style:font-name="Nova Square" fo:font-size="16pt" officeooo:rsid="001d1252" officeooo:paragraph-rsid="001c060a" style:font-size-asian="14pt" style:font-size-complex="16pt"/>
    </style:style>
    <style:style style:name="T1" style:family="text">
      <style:text-properties officeooo:rsid="00299fbc"/>
    </style:style>
    <style:style style:name="T2" style:family="text">
      <style:text-properties officeooo:rsid="0029c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rom panda3d.core import *</text:p>
      <text:p text:style-name="P3">import xml</text:p>
      <text:p text:style-name="P4"><text:span text:style-name="T1">import xml.etree.ElementTree </text:span><text:span text:style-name="T2">as xmlparse</text:span></text:p>
      <text:p text:style-name="P1">from direct.showbase.ShowBase import *</text:p>
      <text:p text:style-name="P2">import GlobalVariabl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14:34:43.212000000</meta:creation-date>
    <dc:date>2021-04-17T14:49:47.281000000</dc:date>
    <meta:editing-duration>PT17H46M32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5" meta:word-count="16" meta:character-count="136" meta:non-whitespace-character-count="125"/>
  </office:meta>
</office:document-meta>
</file>